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q start</text:p>
          </table:table-cell>
          <table:table-cell office:value-type="string">
            <text:p>q end</text:p>
          </table:table-cell>
          <table:table-cell office:value-type="string">
            <text:p>method</text:p>
          </table:table-cell>
          <table:table-cell office:value-type="string">
            <text:p>total pairs</text:p>
          </table:table-cell>
          <table:table-cell office:value-type="string">
            <text:p>After x8</text:p>
          </table:table-cell>
          <table:table-cell office:value-type="string">
            <text:p>After x32</text:p>
          </table:table-cell>
          <table:table-cell office:value-type="string">
            <text:p>After x128</text:p>
          </table:table-cell>
          <table:table-cell office:value-type="string">
            <text:p>After x512</text:p>
          </table:table-cell>
          <table:table-cell office:value-type="string">
            <text:p>After Double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00000">
            <text:p>100000</text:p>
          </table:table-cell>
          <table:table-cell office:value-type="string">
            <text:p>DFT</text:p>
          </table:table-cell>
          <table:table-cell office:value-type="float" office:value="175559959">
            <text:p>175559959</text:p>
          </table:table-cell>
          <table:table-cell office:value-type="float" office:value="3457466">
            <text:p>3457466</text:p>
          </table:table-cell>
          <table:table-cell office:value-type="float" office:value="56105">
            <text:p>56105</text:p>
          </table:table-cell>
          <table:table-cell office:value-type="float" office:value="986">
            <text:p>98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2]/[.D2]" office:value-type="percentage" office:value="1">
            <text:p>100.0000%</text:p>
          </table:table-cell>
          <table:table-cell table:style-name="ce1" table:formula="of:=[.E2]/[.D2]" office:value-type="percentage" office:value="0.0196939326011121">
            <text:p>1.9694%</text:p>
          </table:table-cell>
          <table:table-cell table:style-name="ce1" table:formula="of:=[.F2]/[.D2]" office:value-type="percentage" office:value="0.000319577427105688">
            <text:p>0.0320%</text:p>
          </table:table-cell>
          <table:table-cell table:style-name="ce1" table:formula="of:=[.G2]/[.D2]" office:value-type="percentage" office:value="0.00000561631482267548">
            <text:p>0.0006%</text:p>
          </table:table-cell>
          <table:table-cell table:style-name="ce1" table:formula="of:=[.H2]/[.D2]" office:value-type="percentage" office:value="0.00000284802982894294">
            <text:p>0.0003%</text:p>
          </table:table-cell>
          <table:table-cell/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90000">
            <text:p>90000</text:p>
          </table:table-cell>
          <table:table-cell office:value-type="string">
            <text:p>DFT</text:p>
          </table:table-cell>
          <table:table-cell office:value-type="float" office:value="157030774">
            <text:p>157030774</text:p>
          </table:table-cell>
          <table:table-cell office:value-type="float" office:value="3442030">
            <text:p>3442030</text:p>
          </table:table-cell>
          <table:table-cell office:value-type="float" office:value="55369">
            <text:p>55369</text:p>
          </table:table-cell>
          <table:table-cell office:value-type="float" office:value="1062">
            <text:p>1062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4]/[.D4]" office:value-type="percentage" office:value="1">
            <text:p>100.0000%</text:p>
          </table:table-cell>
          <table:table-cell table:style-name="ce1" table:formula="of:=[.E4]/[.D4]" office:value-type="percentage" office:value="0.0219194614681069">
            <text:p>2.1919%</text:p>
          </table:table-cell>
          <table:table-cell table:style-name="ce1" table:formula="of:=[.F4]/[.D4]" office:value-type="percentage" office:value="0.000352599675780749">
            <text:p>0.0353%</text:p>
          </table:table-cell>
          <table:table-cell table:style-name="ce1" table:formula="of:=[.G4]/[.D4]" office:value-type="percentage" office:value="0.00000676300557494546">
            <text:p>0.0007%</text:p>
          </table:table-cell>
          <table:table-cell table:style-name="ce1" table:formula="of:=[.H4]/[.D4]" office:value-type="percentage" office:value="0.00000253453504597768">
            <text:p>0.0003%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formula="of:=64*512" office:value-type="float" office:value="32768">
            <text:p>32768</text:p>
          </table:table-cell>
        </table:table-row>
        <table:table-row table:style-name="ro1">
          <table:table-cell table:number-columns-repeated="8"/>
          <table:table-cell table:formula="of:=5/[.I11]" office:value-type="float" office:value="0.000152587890625">
            <text:p>0.000152587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6" number:min-integer-digits="1"/>
      <number:text>%</number:text>
    </number:percentage-style>
    <number:percentage-style style:name="N107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/06/2011</text:date>, <text:time>18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7T16:41:26</meta:creation-date>
    <dc:date>2011-06-07T18:12:07</dc:date>
    <meta:editing-duration>PT1H15M31S</meta:editing-duration>
    <meta:editing-cycles>1</meta:editing-cycles>
    <meta:document-statistic meta:table-count="3" meta:cell-count="37" meta:object-count="0"/>
    <meta:generator>LibreOffice/3.3$Unix LibreOffice_project/330m19$Build-8</meta:generator>
  </office:meta>
</office:document-meta>
</file>